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officeooo:rsid="001bc18e" officeooo:paragraph-rsid="001bc18e"/>
    </style:style>
    <style:style style:name="P2" style:family="paragraph" style:parent-style-name="Standard">
      <style:paragraph-properties fo:text-align="start" style:justify-single-word="false"/>
      <style:text-properties style:use-window-font-color="true" loext:opacity="0%" style:text-underline-style="solid" style:text-underline-width="auto" style:text-underline-color="font-color" officeooo:rsid="001bc18e" officeooo:paragraph-rsid="001bc18e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style:text-underline-style="solid" style:text-underline-width="auto" style:text-underline-color="font-color" officeooo:rsid="001daae1" officeooo:paragraph-rsid="001daae1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style:text-underline-style="none" officeooo:rsid="001bc18e" officeooo:paragraph-rsid="001bc18e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style:text-underline-style="none" officeooo:rsid="001c7f5c" officeooo:paragraph-rsid="001c7f5c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style:text-underline-style="none" officeooo:rsid="001c93b0" officeooo:paragraph-rsid="001c93b0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style:text-underline-style="none" officeooo:rsid="001e4482" officeooo:paragraph-rsid="001e4482"/>
    </style:style>
    <style:style style:name="T1" style:family="text">
      <style:text-properties officeooo:rsid="001daa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5</text:p>
      <text:p text:style-name="P1"/>
      <text:p text:style-name="P1"/>
      <text:p text:style-name="P2">Exercice 1 :</text:p>
      <text:p text:style-name="P2"/>
      <text:p text:style-name="P6">Utiliser protected à la place de private pour abscisse et ordonnee dans la classe PointPlan</text:p>
      <text:p text:style-name="P4">La méthode PointPlan() est vide</text:p>
      <text:p text:style-name="P4">La méthode init() est vide</text:p>
      <text:p text:style-name="P4"/>
      <text:p text:style-name="P4">this.abscisse = x et this.ordonnee = y ⇒ utiliser super<text:span text:style-name="T1">(x,y)</text:span></text:p>
      <text:p text:style-name="P4"/>
      <text:p text:style-name="P5">Il manque une méthode init() dans la classe Point3D pour gérer la variable azimut</text:p>
      <text:p text:style-name="P5"/>
      <text:p text:style-name="P5"/>
      <text:p text:style-name="P3">Exercice 2 :</text:p>
      <text:p text:style-name="P3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14:06:50.045795017</meta:creation-date>
    <dc:date>2023-03-08T14:51:36.816872240</dc:date>
    <meta:editing-duration>PT44M44S</meta:editing-duration>
    <meta:editing-cycles>5</meta:editing-cycles>
    <meta:generator>LibreOffice/7.4.4.2$Linux_X86_64 LibreOffice_project/40$Build-2</meta:generator>
    <meta:document-statistic meta:table-count="0" meta:image-count="0" meta:object-count="0" meta:page-count="1" meta:paragraph-count="8" meta:word-count="56" meta:character-count="316" meta:non-whitespace-character-count="268"/>
  </office:meta>
</office:document-meta>
</file>